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2" style:family="paragraph" style:parent-style-name="Text_20_body">
      <style:paragraph-properties fo:margin-left="0in" fo:margin-right="0in" fo:orphans="2" fo:widows="2" fo:text-indent="0in" style:auto-text-indent="false"/>
      <style:text-properties style:font-name="Arial" fo:font-size="12pt" style:font-size-asian="12pt" style:font-size-complex="12pt"/>
    </style:style>
    <style:style style:name="P3" style:family="paragraph" style:parent-style-name="Text_20_body">
      <style:paragraph-properties fo:margin-top="0in" fo:margin-bottom="0.139in" loext:contextual-spacing="false"/>
      <style:text-properties style:font-name="Arial" fo:font-size="12pt" style:font-size-asian="12pt" style:font-size-complex="12pt"/>
    </style:style>
    <style:style style:name="P4" style:family="paragraph" style:parent-style-name="Text_20_body">
      <style:paragraph-properties fo:margin-top="0in" fo:margin-bottom="0.139in" loext:contextual-spacing="fals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style:font-name="Arial"/>
    </style:style>
    <style:style style:name="T2" style:family="text">
      <style:text-properties fo:font-variant="normal" fo:text-transform="none" fo:color="#000000" fo:letter-spacing="normal" fo:font-style="normal" fo:font-weight="normal"/>
    </style:style>
  </office:automatic-styles>
  <office:body>
    <office:text>
      <text:tracked-changes text:track-changes="false">
        <text:changed-region xml:id="ct2247931332144" text:id="ct2247931332144">
          <text:insertion>
            <office:change-info>
              <dc:creator>Unknown Author</dc:creator>
              <dc:date>2023-11-19T10:05:11.745000000</dc:date>
            </office:change-info>
          </text:insertion>
        </text:changed-region>
        <text:changed-region xml:id="ct2247931338144" text:id="ct2247931338144">
          <text:deletion>
            <office:change-info>
              <dc:creator>Unknown Author</dc:creator>
              <dc:date>2023-11-19T10:05:11.745000000</dc:date>
            </office:change-info>
            <text:p text:style-name="P3">Copyright &lt;YEAR&gt; &lt;COPYRIGHT HOLDER&gt;</text:p>
            <text:p text:style-name="P1"/>
          </text:deletion>
        </text:changed-region>
        <text:changed-region xml:id="ct2247931330464" text:id="ct2247931330464">
          <text:insertion>
            <office:change-info>
              <dc:creator>Unknown Author</dc:creator>
              <dc:date>2023-11-19T10:05:11.745000000</dc:date>
            </office:change-info>
          </text:insertion>
        </text:changed-region>
        <text:changed-region xml:id="ct2247931332624" text:id="ct2247931332624">
          <text:deletion>
            <office:change-info>
              <dc:creator>Unknown Author</dc:creator>
              <dc:date>2023-11-19T10:05:11.745000000</dc:date>
            </office:change-info>
            <text:p text:style-name="P1"><text:span text:style-name="T1">of</text:span></text:p>
          </text:deletion>
        </text:changed-region>
        <text:changed-region xml:id="ct2247931341024" text:id="ct2247931341024">
          <text:insertion>
            <office:change-info>
              <dc:creator>Unknown Author</dc:creator>
              <dc:date>2023-11-19T10:05:11.745000000</dc:date>
            </office:change-info>
          </text:insertion>
        </text:changed-region>
        <text:changed-region xml:id="ct2247931340784" text:id="ct2247931340784">
          <text:insertion>
            <office:change-info>
              <dc:creator>Unknown Author</dc:creator>
              <dc:date>2023-11-19T10:05:11.745000000</dc:date>
            </office:change-info>
          </text:insertion>
        </text:changed-region>
        <text:changed-region xml:id="ct2247931336224" text:id="ct2247931336224">
          <text:insertion>
            <office:change-info>
              <dc:creator>Unknown Author</dc:creator>
              <dc:date>2023-11-19T10:05:11.745000000</dc:date>
            </office:change-info>
          </text:insertion>
        </text:changed-region>
        <text:changed-region xml:id="ct2247931335984" text:id="ct2247931335984">
          <text:deletion>
            <office:change-info>
              <dc:creator>Unknown Author</dc:creator>
              <dc:date>2023-11-19T10:05:11.745000000</dc:date>
            </office:change-info>
            <text:p text:style-name="P1"><text:span text:style-name="T1">Neither the name of the copyright holder nor the names of its contributors may </text:span></text:p>
          </text:deletion>
        </text:changed-region>
        <text:changed-region xml:id="ct2247931332864" text:id="ct2247931332864">
          <text:deletion>
            <office:change-info>
              <dc:creator>Unknown Author</dc:creator>
              <dc:date>2023-11-19T10:05:11.745000000</dc:date>
            </office:change-info>
            <text:p text:style-name="P1"><text:span text:style-name="T1">specific </text:span></text:p>
          </text:deletion>
        </text:changed-region>
        <text:changed-region xml:id="ct2247931328544" text:id="ct2247931328544">
          <text:insertion>
            <office:change-info>
              <dc:creator>Unknown Author</dc:creator>
              <dc:date>2023-11-19T10:05:11.745000000</dc:date>
            </office:change-info>
          </text:insertion>
        </text:changed-region>
        <text:changed-region xml:id="ct2247931338624" text:id="ct2247931338624">
          <text:insertion>
            <office:change-info>
              <dc:creator>Unknown Author</dc:creator>
              <dc:date>2023-11-19T10:05:11.745000000</dc:date>
            </office:change-info>
          </text:insertion>
        </text:changed-region>
        <text:changed-region xml:id="ct2247931335024" text:id="ct2247931335024">
          <text:insertion>
            <office:change-info>
              <dc:creator>Unknown Author</dc:creator>
              <dc:date>2023-11-19T10:05:11.745000000</dc:date>
            </office:change-info>
          </text:insertion>
        </text:changed-region>
        <text:changed-region xml:id="ct2247931330944" text:id="ct2247931330944">
          <text:deletion>
            <office:change-info>
              <dc:creator>Unknown Author</dc:creator>
              <dc:date>2023-11-19T10:05:11.745000000</dc:date>
            </office:change-info>
            <text:p text:style-name="P1"><text:span text:style-name="T1">THE COPYRIGHT HOLDERS AND CONTRIBUTORS </text:span></text:p>
          </text:deletion>
        </text:changed-region>
        <text:changed-region xml:id="ct2247931329744" text:id="ct2247931329744">
          <text:insertion>
            <office:change-info>
              <dc:creator>Unknown Author</dc:creator>
              <dc:date>2023-11-19T10:05:11.745000000</dc:date>
            </office:change-info>
          </text:insertion>
        </text:changed-region>
        <text:changed-region xml:id="ct2247931330704" text:id="ct2247931330704">
          <text:deletion>
            <office:change-info>
              <dc:creator>Unknown Author</dc:creator>
              <dc:date>2023-11-19T10:05:11.745000000</dc:date>
            </office:change-info>
            <text:p text:style-name="P1"><text:span text:style-name="T1">EXPRESS</text:span></text:p>
          </text:deletion>
        </text:changed-region>
        <text:changed-region xml:id="ct2247931330224" text:id="ct2247931330224">
          <text:insertion>
            <office:change-info>
              <dc:creator>Unknown Author</dc:creator>
              <dc:date>2023-11-19T10:05:11.745000000</dc:date>
            </office:change-info>
          </text:insertion>
        </text:changed-region>
        <text:changed-region xml:id="ct2247931335744" text:id="ct2247931335744">
          <text:deletion>
            <office:change-info>
              <dc:creator>Unknown Author</dc:creator>
              <dc:date>2023-11-19T10:05:11.745000000</dc:date>
            </office:change-info>
            <text:p text:style-name="P1"><text:span text:style-name="T1">THE COPYRIGHT HOLDER OR</text:span></text:p>
          </text:deletion>
        </text:changed-region>
        <text:changed-region xml:id="ct2247931339344" text:id="ct2247931339344">
          <text:insertion>
            <office:change-info>
              <dc:creator>Unknown Author</dc:creator>
              <dc:date>2023-11-19T10:05:11.745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change-start text:change-id="ct2247931332144"/>This software is Copyright (c) Zope Corporation ™ and Contributors. All rights reserved. This license has been certified as open source. It has also been designated as GPL compatible by the Free Software Foundation (FSF).</text:p>
      <text:p text:style-name="P4"><text:change-end text:change-id="ct2247931332144"/><text:change text:change-id="ct2247931338144"/>Redistribution and use in source and binary forms, with or without modification, are permitted provided that the following conditions are met:</text:p>
      <text:p text:style-name="P1">1. Redistributions <text:change-start text:change-id="ct2247931330464"/>in<text:change-end text:change-id="ct2247931330464"/><text:change text:change-id="ct2247931332624"/> source code must retain the above copyright notice, this list of conditions<text:change-start text:change-id="ct2247931341024"/>,<text:change-end text:change-id="ct2247931341024"/> and the following disclaimer.</text:p>
      <text:p text:style-name="P1">2. Redistributions in binary form must reproduce the above copyright notice, this list of conditions<text:change-start text:change-id="ct2247931340784"/>,<text:change-end text:change-id="ct2247931340784"/> and the following disclaimer in the documentation and/or other materials provided with the distribution.</text:p>
      <text:p text:style-name="P1">3. <text:change-start text:change-id="ct2247931336224"/>The name Zope Corporation ™ must not <text:change-end text:change-id="ct2247931336224"/><text:change text:change-id="ct2247931335984"/>be used to endorse or promote products derived from this software without <text:change text:change-id="ct2247931332864"/>prior written permission<text:change-start text:change-id="ct2247931328544"/> from Zope Corporation<text:change-end text:change-id="ct2247931328544"/>.</text:p>
      <text:p text:style-name="P1"><text:change-start text:change-id="ct2247931338624"/>4. The right to distribute this software or to use it for any purpose does not give you the right to use Servicemarks (sm) or Trademarks ™ of Zope Corporation. Use of them is covered in a separate agreement (see http://www.zope.com/Marks).</text:p>
      <text:p text:style-name="P1">5. If any files are modified, you must cause the modified files to carry prominent notices stating that you changed the files and the date of any change.</text:p>
      <text:p text:style-name="P1">Disclaimer <text:change-end text:change-id="ct2247931338624"/>THIS SOFTWARE IS PROVIDED BY <text:change-start text:change-id="ct2247931335024"/>ZOPE CORPORATION <text:change-end text:change-id="ct2247931335024"/><text:change text:change-id="ct2247931330944"/>“AS IS” AND ANY <text:change-start text:change-id="ct2247931329744"/>EXPRESSED<text:change-end text:change-id="ct2247931329744"/><text:change text:change-id="ct2247931330704"/> OR IMPLIED WARRANTIES, INCLUDING, BUT NOT LIMITED TO, THE IMPLIED WARRANTIES OF MERCHANTABILITY AND FITNESS FOR A PARTICULAR PURPOSE ARE DISCLAIMED. IN NO EVENT SHALL <text:change-start text:change-id="ct2247931330224"/>ZOPE CORPORATION OR ITS<text:change-end text:change-id="ct2247931330224"/><text:change text:change-id="ct2247931335744"/>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text:change-start text:change-id="ct2247931339344"/><text:span text:style-name="T2">This software consists of contributions made by Zope Corporation and many individuals on behalf of Zope Corporation. Specific attributions are listed in the accompanying credits file.</text:span><text:change-end text:change-id="ct2247931339344"/></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19T10:03:56.324000000</meta:creation-date>
    <dc:date>2023-11-19T10:07:31.869000000</dc:date>
    <meta:editing-duration>PT3M36S</meta:editing-duration>
    <meta:editing-cycles>2</meta:editing-cycles>
    <meta:generator>LibreOffice/6.3.4.2$Windows_X86_64 LibreOffice_project/60da17e045e08f1793c57c00ba83cdfce946d0aa</meta:generator>
    <meta:document-statistic meta:table-count="0" meta:image-count="0" meta:object-count="0" meta:page-count="1" meta:paragraph-count="9" meta:word-count="339" meta:character-count="2179" meta:non-whitespace-character-count="1849"/>
  </office:meta>
</office:document-meta>
</file>